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50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. Februar um 08:06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weise falsche Informationen.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1" office:value-type="string" calcext:value-type="string">
            <text:p>dpa: Teilweise falsche 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2" office:value-type="string" calcext:value-type="string">
            <text:p>431 Reacts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3" office:value-type="string" calcext:value-type="string">
            <text:p>22 Kommentare 365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53</text:p>
          </table:table-cell>
          <table:table-cell table:number-columns-repeated="6"/>
        </table:table-row>
        <table:table-row table:style-name="ro1">
          <table:table-cell table:formula="of:=SUM([.A60:.A100000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5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Gä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stellt sich einem die Frage, für was ist die Impfung dann gu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osts/44046770928791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Chrisza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nkt 10 es werden dauernd neue Mutationen erfunden und somit neue Impfpflichten. Wer glaub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 sind nur 2 Impfungen nö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funden werden die nicht...die gibt`s bei jedem Virus...Ein Virus verändert s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ändig...Deshalb werden Antibiotika ständig in der Zusammensetzung geändert...Nur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jetzt künstlich aufgebausch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Wes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....deswegen ja die Änderung im November 2020 !!! auf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rdenimmunität nur durch Impf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 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Chriszaa word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Wes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...ja wir sind alle gestorben in den letzten tausenden Jahr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Immunsysteme haben nie funktioniert, deswegen brauchen wir das jetzt ab 2021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hat sich eigentlich geänder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Antwort würde man in manchen Köpfen finden bzw. weil man dort nichts mehr finde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Wes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an welchem von den 1000 Vir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emand hat was gegen eine Impf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 muß jetzt alles so schnell geh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Wes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jaja..is ja gut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tjana Schenerste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 alles, Von daher ohne un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tjana Schenerste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das sagen auch nur die, die der Regierung glauben und nur den ganzen Ta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n schauen, sorry, aber es stimmt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tjana Schenersted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ichaelmoltererofficial/posts/44046770928791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anscheinen lesen Sie zu viele, fangen Sie an zu hinterfragen und glauben S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 alles was da geschrieben wird, die meisten sind eh gekauf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önen Tag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Blei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ein Schwachsinn !!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ate Wo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ibt einem wirklich zu denken, alles viel zu unkl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Buch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m Nachdenk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Schü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ich finde deine Einstellung auch echt bedenk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Noch nichts dazu gelern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 Wal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stus Wurth kennen Sie die Bedeutung von Intelligenz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 Osmani Küf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ndemia geht weiter mit dem Britische Mutation!der 4 ist Afrikanische Mutante Grippe,5 ist no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bekannt aber sicherlich kommt no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Gen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für gibt es die scheisse dan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osts/44046770928791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Molter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rid Demmerl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l Gmei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Wal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ollte man sich ausdrucken und den Maskenfreaks in die Hand drücken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ichaelmoltererofficial/posts/44046770928791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9" calcext:value-type="float">
            <text:p>9</text:p>
          </table:table-cell>
          <table:table-cell table:style-name="ce7" table:formula="of:=COUNTIF([.D$1:.D$1048576];&quot;X&quot;)" office:value-type="float" office:value="2" calcext:value-type="float">
            <text:p>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1" calcext:value-type="float">
            <text:p>11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361];[.D361];[.F361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2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3:54:27.76229659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3:59:40.699544427</dc:date>
    <meta:editing-duration>PT3M</meta:editing-duration>
    <meta:editing-cycles>5</meta:editing-cycles>
    <meta:document-statistic meta:table-count="1" meta:cell-count="242" meta:object-count="0"/>
  </office:meta>
</office:document-meta>
</file>